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 and telephony service for one year: $275 internet for Mobile Beacon, approx 80,500 minutes telephony at $0.009/minute for Voip.ms, Callcentric, Twilio, BulkVS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 computing, internet, and computing service for one year: $31.25/mo for Digitalocean, $25 for Amazon AWS and Namecheap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replacement payphone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and maintenance hardware: tools and consumables $425, payphone and enclosure mounting hardware and supplies $110, payphone enclosure parts and materials $100, electrical and connectivity supplies $120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hardware: routers, VOIP adapter boxe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reach and publicity: zine printing, postage, signage, flyers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cal sponsor expense for RACC Arts3C grant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ly labor for Futel maintenance and repair for 1 year, performed by Karl Anderson and other Futel workers, 12 hours at $20/hr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ly labor for Futel IT operations and project management for 1 year, performed by Karl Anderson, 54 hours at $20/hr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ll development for Karl Anderson, 80 hours practical skill development, 80 hours creative skill development, at $20/hr</text:p>
          </table:table-cell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12])" office:value-type="float" office:value="7520" calcext:value-type="float">
            <text:p>752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C Arts3C grant, projected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tions from individuals through website/fiscal sponsor, projected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tions from Patreon subscribers, projected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hardware: routers, VOIP adapter boxes, in-kind donation from Personal Telco Project, confirmed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handise sales, projected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ly labor for Futel maintenance and repair for 1 year, in-kind donation by Karl Anderson and other Futel workers, 12 hours at $20/hr, confirmed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ly labor for Futel IT operations and project management for 1 year, in-kind donation by Karl Anderson, 54 hours at $20/hr, confirmed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revenue</text:p>
          </table:table-cell>
          <table:table-cell table:formula="of:=SUM([.B17:.B24])" office:value-type="float" office:value="7520" calcext:value-type="float">
            <text:p>7520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15:00.515597331</meta:creation-date>
    <dc:date>2023-03-19T18:36:43.727127929</dc:date>
    <meta:editing-duration>P1DT6H12M39S</meta:editing-duration>
    <meta:editing-cycles>76</meta:editing-cycles>
    <meta:generator>LibreOffice/7.3.7.2$Linux_X86_64 LibreOffice_project/30$Build-2</meta:generator>
    <meta:document-statistic meta:table-count="1" meta:cell-count="41" meta:object-count="0"/>
  </office:meta>
</office:document-meta>
</file>